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ca" fo:country="ES"/>
    </style:style>
    <style:style style:name="P2" style:family="paragraph" style:parent-style-name="Standard">
      <style:text-properties style:font-name="Verdana" fo:font-size="18pt" fo:language="ca" fo:country="ES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Verdana" fo:font-size="18pt" fo:language="ca" fo:country="ES" style:font-size-asian="18pt" style:font-size-complex="18pt"/>
    </style:style>
    <style:style style:name="P4" style:family="paragraph" style:parent-style-name="Standard">
      <style:text-properties style:font-name="Verdana" fo:language="ca" fo:country="ES"/>
    </style:style>
    <style:style style:name="P5" style:family="paragraph" style:parent-style-name="Standard">
      <style:text-properties style:font-name="Verdana" fo:language="ca" fo:country="ES" fo:font-weight="bold" style:font-weight-asian="bold" style:font-weight-complex="bold"/>
    </style:style>
    <style:style style:name="P6" style:family="paragraph" style:parent-style-name="Standard">
      <style:text-properties style:font-name="Verdana" fo:font-size="18pt" fo:language="ca" fo:country="ES" style:font-size-asian="18pt" style:font-size-complex="18pt"/>
    </style:style>
    <style:style style:name="P7" style:family="paragraph" style:parent-style-name="Standard">
      <style:paragraph-properties fo:break-before="page"/>
      <style:text-properties style:font-name="Verdana" fo:language="ca" fo:country="E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àctica avaluable UF2 AC2</text:p>
      <text:p text:style-name="P2"/>
      <text:p text:style-name="P1"/>
      <text:p text:style-name="P3">APLICACIÓ DE CONTROL DE CURSES</text:p>
      <text:p text:style-name="P3"/>
      <text:p text:style-name="P3">Versió 1.0</text:p>
      <text:p text:style-name="P3"/>
      <text:p text:style-name="P1">L'objectiu és construir una aplicació que gestioni una cursa popular.</text:p>
      <text:p text:style-name="P1"/>
      <text:p text:style-name="P1">L'aplicació serà ampliable i l'anirem completant i millorant durant el curs afegint funcionalitats que implementin les coses noves que anem incorporant en cada UF.</text:p>
      <text:p text:style-name="P1"/>
      <text:p text:style-name="P1">L'aplicació constarà de tres mòduls principals</text:p>
      <text:p text:style-name="P1"/>
      <text:p text:style-name="P1"><text:tab/>Mòdul per fer les inscripcions.</text:p>
      <text:p text:style-name="P1"><text:tab/>Mòdul per portar el control de cursa en directe</text:p>
      <text:p text:style-name="P1"><text:tab/>Modul per visualitzar els resultats</text:p>
      <text:p text:style-name="P1"/>
      <text:p text:style-name="P1">Per implementar-la usarem el patró de disseny MVC (Model Vista Controlador) per poder separar la interfície d'usuari i les dades de les funcions pròpies del programa.</text:p>
      <text:p text:style-name="P1"/>
      <text:p text:style-name="P1">Elements de l'aplicació</text:p>
      <text:p text:style-name="P1"/>
      <text:p text:style-name="P1">PERSONA</text:p>
      <text:p text:style-name="P1"><text:tab/>nom, cognom,data naixement, dni, tel, sexe</text:p>
      <text:p text:style-name="P1"><text:tab/>-CORREDOR</text:p>
      <text:p text:style-name="P1"><text:tab/><text:tab/>Dorsal</text:p>
      <text:p text:style-name="P1"><text:tab/><text:tab/>Federat: Boolean</text:p>
      <text:p text:style-name="P1"><text:tab/><text:tab/>Rendiment [0.9 a 1.1]</text:p>
      <text:p text:style-name="P1"/>
      <text:p text:style-name="P1"><text:tab/><text:tab/>iniciCursa()</text:p>
      <text:p text:style-name="P1"><text:tab/><text:tab/>avançarDistancia()</text:p>
      <text:p text:style-name="P1"><text:tab/><text:tab/>passarControl()</text:p>
      <text:p text:style-name="P1"/>
      <text:p text:style-name="P1"><text:tab/>-JUTGE</text:p>
      <text:p text:style-name="P1"><text:tab/><text:tab/>sancionarCorredor()</text:p>
      <text:p text:style-name="P1"><text:tab/><text:tab/>registrarRetirada()</text:p>
      <text:p text:style-name="P1"/>
      <text:p text:style-name="P1"><text:tab/>-VOLUNTARI</text:p>
      <text:p text:style-name="P1"><text:tab/><text:tab/></text:p>
      <text:p text:style-name="P1">CONTROL DE CURSA</text:p>
      <text:p text:style-name="P1"><text:tab/>-CURSA</text:p>
      <text:p text:style-name="P1"><text:tab/><text:tab/>horainici</text:p>
      <text:p text:style-name="P1"><text:tab/><text:tab/>inscriureCorredors()</text:p>
      <text:p text:style-name="P1"><text:soft-page-break/><text:tab/><text:tab/>iniciarCursa()</text:p>
      <text:p text:style-name="P1"><text:tab/><text:tab/>-CATEGORIA</text:p>
      <text:p text:style-name="P1"><text:tab/><text:tab/><text:tab/>nom</text:p>
      <text:p text:style-name="P1"><text:tab/><text:tab/><text:tab/>sexe</text:p>
      <text:p text:style-name="P1"><text:tab/><text:tab/><text:tab/>edat min</text:p>
      <text:p text:style-name="P1"><text:tab/><text:tab/><text:tab/>edat max</text:p>
      <text:p text:style-name="P1"><text:tab/><text:tab/><text:tab/>inscrits [dorsals, temps]</text:p>
      <text:p text:style-name="P1"><text:tab/><text:tab/><text:tab/>generarClassificació()</text:p>
      <text:p text:style-name="P1"><text:tab/>-generarAssegurances() //llistat per passar a la asseguradora</text:p>
      <text:p text:style-name="P1"/>
      <text:p text:style-name="P1"><text:tab/></text:p>
      <text:p text:style-name="P1">CONTROL DE PAS</text:p>
      <text:p text:style-name="P1"><text:tab/>-CONTROL PARCIAL</text:p>
      <text:p text:style-name="P1"><text:tab/><text:tab/>[Registre de passos]</text:p>
      <text:p text:style-name="P1"><text:tab/><text:tab/>comunicarPas()</text:p>
      <text:p text:style-name="P1"/>
      <text:p text:style-name="P1"><text:tab/><text:tab/>-CONTROL D'ARRIBADA</text:p>
      <text:p text:style-name="P1"><text:tab/><text:tab/>comunicarArribada()</text:p>
      <text:p text:style-name="P1"/>
      <text:p text:style-name="P1"/>
      <text:p text:style-name="P5">VISTA VISUALITZADOR DE CURSA</text:p>
      <text:p text:style-name="P1"><text:tab/>visualitzarClassificació()</text:p>
      <text:p text:style-name="P1"><text:tab/>visualitzarPasControl()</text:p>
      <text:p text:style-name="P1"><text:tab/>visualitzarPendentsArribar</text:p>
      <text:p text:style-name="P1"/>
      <text:p text:style-name="P5">MODEL DADES</text:p>
      <text:p text:style-name="P5"><text:tab/><text:span text:style-name="T1">Registre de corredors</text:span></text:p>
      <text:p text:style-name="P5"><text:span text:style-name="T1"><text:tab/>Registre de jutges</text:span></text:p>
      <text:p text:style-name="P5"><text:span text:style-name="T1"><text:tab/>Registre de voluntaris</text:span></text:p>
      <text:p text:style-name="P5"><text:span text:style-name="T1"><text:tab/>Paràmetres de la cursa</text:span></text:p>
      <text:p text:style-name="P5"><text:span text:style-name="T1"/></text:p>
      <text:p text:style-name="P5"><text:span text:style-name="T1"><text:tab/>Registres de pas</text:span></text:p>
      <text:p text:style-name="P5"><text:span text:style-name="T1"><text:tab/>Registres de sancions</text:span></text:p>
      <text:p text:style-name="P1"><text:tab/></text:p>
      <text:p text:style-name="P7">Generació de dades</text:p>
      <text:p text:style-name="P1"/>
      <text:p text:style-name="P1">Dades que es generen de manera asíncrona fora de la pàgina</text:p>
      <text:p text:style-name="P1"/>
      <text:p text:style-name="P1">--Els corredors can avançant i quan passen per un punt de pas generen un registre amb Dorsal Punt de pas Temps de pas</text:p>
      <text:p text:style-name="P1"/>
      <text:p text:style-name="P1">--Els jutges quan sancionen algú generen un registre amb Jutge Dorsal Sanció</text:p>
      <text:p text:style-name="P1"/>
      <text:p text:style-name="P1"/>
      <text:p text:style-name="P1"/>
      <text:p text:style-name="P5">Implementació</text:p>
      <text:p text:style-name="P1"/>
      <text:p text:style-name="P1">Usarem Iframes per implementar la interfície d'usuari i les diferents pestanyes.</text:p>
      <text:p text:style-name="P1"/>
      <text:p text:style-name="P1">Per comunicar les diferents finestres d'execució serà necessari que corri en un servidor web i no com a file html local.</text:p>
      <text:p text:style-name="P1"/>
      <text:p text:style-name="P1"/>
      <text:p text:style-name="P5">Què cal presentar per la UF2</text:p>
      <text:p text:style-name="P1"/>
      <text:p text:style-name="P1">Definició del model d'objectes de l'aplicació usant classes i herència on calgui.</text:p>
      <text:p text:style-name="P1"/>
      <text:p text:style-name="P1">Una funcionalitat per carregar els inscrits amb JSON</text:p>
      <text:p text:style-name="P1"/>
      <text:p text:style-name="P1">Una funcionalitat de posada en marxa de la cursa amb una única categoria</text:p>
      <text:p text:style-name="P1"><text:tab/>.genera finestres on evolucionen els corredor i generen asincronament les dades amb setInterval</text:p>
      <text:p text:style-name="P1"><text:tab/>.finestra representa un jutge on puc sancionar/retirar un corredor</text:p>
      <text:p text:style-name="P1"/>
      <text:p text:style-name="P1">Una funcionalitat per visualitzar les classificacions fin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2H35M53S</meta:editing-duration>
    <meta:editing-cycles>11</meta:editing-cycles>
    <meta:generator>OpenOffice/4.1.6$Win32 OpenOffice.org_project/416m1$Build-9790</meta:generator>
    <dc:date>2021-11-29T15:46:57.99</dc:date>
    <dc:creator>Daniel Marín i Corbera</dc:creator>
    <meta:document-statistic meta:table-count="0" meta:image-count="0" meta:object-count="0" meta:page-count="3" meta:paragraph-count="71" meta:word-count="338" meta:character-count="2399"/>
    <meta:user-defined meta:name="Info 1"/>
    <meta:user-defined meta:name="Info 2"/>
    <meta:user-defined meta:name="Info 3"/>
    <meta:user-defined meta:name="Info 4"/>
  </office:meta>
</office:document-meta>
</file>